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メイリオ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ourier New" fo:font-size="10pt" style:font-name-asian="Courier New" style:font-size-asian="10pt" style:font-size-complex="10pt"/>
    </style:style>
    <style:style style:name="P3" style:family="paragraph" style:parent-style-name="Standard">
      <style:text-properties style:font-name="Courier New" fo:font-size="9pt" style:font-name-asian="Courier New" style:font-size-asian="9pt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ja" style:country-asian="JP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14-Bit Pseude Instructions for MPASM</text:p>
      <text:p text:style-name="P2"><text:tab/>f : file reg, <text:s text:c="2"/>d=w[0] | f[1]</text:p>
      <text:p text:style-name="P2">ADDCF<text:tab/> <text:s text:c="2"/>f, d <text:s/>;Add Carry to File</text:p>
      <text:p text:style-name="P2">ADDDCF <text:s text:c="2"/>f, d <text:s/>;Add Digit Carry to File</text:p>
      <text:p text:style-name="P2"/>
      <text:p text:style-name="P2">B <text:s text:c="7"/>k<text:tab/>;Branch</text:p>
      <text:p text:style-name="P2">BC <text:s text:c="6"/>k<text:tab/>;Branch on Carry <text:s text:c="29"/></text:p>
      <text:p text:style-name="P2">BDC <text:s text:c="5"/>k<text:tab/>;Branch on Digit Carry <text:s text:c="20"/></text:p>
      <text:p text:style-name="P2">BNC <text:s text:c="5"/>k<text:tab/>;Branch on No Carry <text:s text:c="23"/></text:p>
      <text:p text:style-name="P2">BNDC <text:s text:c="4"/>k<text:tab/>;Branch on No Digit Carry <text:s text:c="14"/></text:p>
      <text:p text:style-name="P2">BNZ <text:s text:c="5"/>k<text:tab/>;Branch on No Zero <text:s text:c="25"/></text:p>
      <text:p text:style-name="P2">BZ <text:s text:c="6"/>k<text:tab/>;Branch on Zero <text:s text:c="31"/></text:p>
      <text:p text:style-name="P2">BNEG <text:s text:c="4"/>k<text:tab/>;branch on negative<text:tab/><text:span text:style-name="T1">堀野</text:span></text:p>
      <text:p text:style-name="P2">BNNEG <text:s text:c="3"/>k <text:s/>;branch on non-negative<text:span text:style-name="T1">堀野</text:span></text:p>
      <text:p text:style-name="P2">BPLS <text:s text:c="3"/><text:span text:style-name="T1"><text:s/>k</text:span> <text:s/>;branch on plus<text:tab/><text:tab/><text:span text:style-name="T1">堀野</text:span></text:p>
      <text:p text:style-name="P2">BNPLS <text:s text:c="3"/>k <text:s/>;branch on non-plus<text:tab/><text:span text:style-name="T1">堀野</text:span></text:p>
      <text:p text:style-name="P2"/>
      <text:p text:style-name="P2">CLRC <text:s text:c="7"/>;Clear Carry <text:s text:c="15"/></text:p>
      <text:p text:style-name="P2">CLRDC <text:s text:c="6"/>;Clear Digit Carry <text:s text:c="22"/></text:p>
      <text:p text:style-name="P2">CLRZ <text:s text:c="7"/>;Clear Zero <text:s text:c="40"/></text:p>
      <text:p text:style-name="P2"/>
      <text:p text:style-name="P2">SETC <text:s text:c="7"/>;Set Carry <text:s text:c="18"/></text:p>
      <text:p text:style-name="P2">SETDC <text:s text:c="6"/>;Set Digit Carry </text:p>
      <text:p text:style-name="P2">SETZ <text:s text:c="7"/>;Set Zero</text:p>
      <text:p text:style-name="P2"><text:s text:c="21"/></text:p>
      <text:p text:style-name="P2">LCALL <text:s text:c="3"/>k <text:s/>;long call <text:s text:c="42"/></text:p>
      <text:p text:style-name="P2">LGOTO <text:s text:c="3"/>k <text:s/>;long goto</text:p>
      <text:p text:style-name="P2"/>
      <text:p text:style-name="P2">MOVFW <text:s text:c="3"/>f<text:tab/>;Move File to Wreg</text:p>
      <text:p text:style-name="P2">NEGF <text:s text:c="2"/>f, d ;Negate File</text:p>
      <text:p text:style-name="P2"/>
      <text:p text:style-name="P2">SKPC <text:s text:c="7"/>;Skip on Carry <text:s text:c="16"/></text:p>
      <text:p text:style-name="P2">SKPDC <text:s text:c="6"/>;Skip on Digit Carry <text:s text:c="7"/></text:p>
      <text:p text:style-name="P2">SKPNC <text:s text:c="6"/>;Skip on No Carry <text:s text:c="10"/></text:p>
      <text:p text:style-name="P2">SKPNDC <text:s text:c="5"/>;Skip on No Digit Carry <text:s/></text:p>
      <text:p text:style-name="P2">SKPNZ <text:s text:c="6"/>;Skip on No Zero <text:s text:c="12"/></text:p>
      <text:p text:style-name="P2">SKPZ <text:s text:c="7"/>;Skip on Zero <text:s text:c="18"/></text:p>
      <text:p text:style-name="P2">SKPNEG <text:s text:c="5"/>;skip on negative<text:tab/><text:tab/><text:span text:style-name="T1">堀野</text:span></text:p>
      <text:p text:style-name="P2">SKPNNEG <text:s text:c="4"/>;skip on non-negative<text:tab/><text:span text:style-name="T1">堀野</text:span></text:p>
      <text:p text:style-name="P2">SKPPLS <text:s text:c="5"/>;skip on plus<text:tab/> <text:s text:c="5"/><text:span text:style-name="T1">堀野</text:span></text:p>
      <text:p text:style-name="P2">SKPNPLS <text:s text:c="4"/>;skip on non-plus<text:tab/><text:tab/><text:span text:style-name="T1">堀野</text:span></text:p>
      <text:p text:style-name="P2">SKIP_BSET f, k <text:s/>;skip if bit k set<text:tab/><text:tab/></text:p>
      <text:p text:style-name="P2">SKIP_BCLR f, k, ;skip if bit k clear</text:p>
      <text:p text:style-name="P2"/>
      <text:p text:style-name="P2">SUBCF <text:s text:c="4"/>f, d <text:s/>;Substruct Carry from File</text:p>
      <text:p text:style-name="P2">SUBDCF <text:s text:c="3"/>f, d <text:s/>;Substruct Digit Carry from <text:s text:c="2"/><text:tab/><text:tab/><text:tab/><text:tab/>File</text:p>
      <text:p text:style-name="P2"/>
      <text:p text:style-name="P2">TSTF <text:s text:c="3"/>f <text:s text:c="6"/>;Test File <text:s text:c="20"/></text:p>
      <text:p text:style-name="P3">;==============================================</text:p>
      <text:p text:style-name="P3">;<text:tab/><text:span text:style-name="T2">k(定数) + freg==&gt;freg</text:span></text:p>
      <text:p text:style-name="P3"><text:span text:style-name="T2">_?addlf</text:span><text:tab/>macro<text:tab/>const, freg</text:p>
      <text:p text:style-name="P3">;==============================================</text:p>
      <text:p text:style-name="P3">;<text:tab/><text:span text:style-name="T2">freg1 + freg2==&gt;freg1|Wreg</text:span></text:p>
      <text:p text:style-name="P3"><text:span text:style-name="T2">_?addff1</text:span><text:tab/>macro<text:tab/>freg1,freg2,d</text:p>
      <text:p text:style-name="P3">;==============================================</text:p>
      <text:p text:style-name="P3">;<text:tab/><text:span text:style-name="T2">freg1 + freg2==&gt;freg2|Wreg</text:span></text:p>
      <text:p text:style-name="P3"><text:span text:style-name="T2">_?addff2</text:span><text:tab/>macro<text:tab/>freg1,freg2,d</text:p>
      <text:p text:style-name="P3">;==============================================</text:p>
      <text:p text:style-name="P3">;<text:tab/><text:span text:style-name="T2">Wreg - k(定数) ==&gt;Wreg</text:span></text:p>
      <text:p text:style-name="P3"><text:span text:style-name="T2">_?subwl</text:span><text:tab/>macro<text:tab/>k</text:p>
      <text:p text:style-name="P3">;==============================================</text:p>
      <text:p text:style-name="P3">;<text:tab/><text:span text:style-name="T4">freg - k(定数) ==&gt;freg|Wreg</text:span> <text:s/>10/02/22訂正</text:p>
      <text:p text:style-name="P3"><text:span text:style-name="T2">_?subfl</text:span><text:tab/>macro<text:tab/>freg,k,d</text:p>
      <text:p text:style-name="P3">;==============================================</text:p>
      <text:p text:style-name="P3">;<text:tab/><text:span text:style-name="T2">k(定数) - freg==&gt;freg</text:span></text:p>
      <text:p text:style-name="P3">_?sublf<text:tab/>macro<text:tab/>k,freg</text:p>
      <text:p text:style-name="P3">;==============================================</text:p>
      <text:p text:style-name="P3">;<text:tab/><text:span text:style-name="T2">freg1 - freg2==&gt;freg1|Wreg</text:span></text:p>
      <text:p text:style-name="P3"><text:span text:style-name="T2">_?subff1</text:span><text:tab/>macro<text:tab/>freg1,freg2,d</text:p>
      <text:p text:style-name="P3">;==============================================</text:p>
      <text:p text:style-name="P3">;==============================================<text:tab/><text:span text:style-name="T2">freg1 - freg2==&gt;freg2</text:span></text:p>
      <text:p text:style-name="P3"><text:span text:style-name="T2">_?subff2</text:span><text:tab/>macro<text:tab/>freg1,freg2</text:p>
      <text:p text:style-name="P3">;==============================================</text:p>
      <text:p text:style-name="P3">; <text:span text:style-name="T2">fregのshift left(without carry)</text:span>==&gt;freg|Wreg</text:p>
      <text:p text:style-name="P3"><text:span text:style-name="T2">_?rlcf</text:span><text:tab/><text:tab/>macro<text:tab/>freg,d</text:p>
      <text:p text:style-name="P3">;==============================================</text:p>
      <text:p text:style-name="P3">; <text:span text:style-name="T2">fregのshift right(without carry)</text:span>==&gt;freg|Wreg</text:p>
      <text:p text:style-name="P3"><text:span text:style-name="T2">_?rrcf</text:span><text:tab/><text:tab/>macro<text:tab/>freg,d</text:p>
      <text:p text:style-name="P3">;==============================================</text:p>
      <text:p text:style-name="P3">; <text:span text:style-name="T2">freg1とfreg2の値の入れ替え</text:span><text:tab/>Wregは破壊される <text:s/></text:p>
      <text:p text:style-name="P3"><text:span text:style-name="T2">_?swapff</text:span><text:tab/>macro<text:tab/>freg1, freg2</text:p>
      <text:p text:style-name="P3">;==============================================</text:p>
      <text:p text:style-name="P3">; <text:span text:style-name="T2">freg1とfreg2の値の入れ替え</text:span><text:tab/>Wregは保持される <text:s/></text:p>
      <text:p text:style-name="P3"><text:span text:style-name="T2">_?swapff2</text:span><text:tab/>macro<text:tab/>freg1, freg2</text:p>
      <text:p text:style-name="P3">;==============================================</text:p>
      <text:p text:style-name="P3">;<text:tab/><text:span text:style-name="T2">WとFregの値の入れ替え</text:span> <text:tab/>Wregは保持される <text:s/></text:p>
      <text:p text:style-name="P3"><text:span text:style-name="T2">_?swapwf</text:span><text:tab/>macro<text:tab/>freg</text:p>
      <text:p text:style-name="P3">;==============================================</text:p>
      <text:p text:style-name="P3">; <text:span text:style-name="T2">freg1 --&gt; freg2</text:span> <text:s/>[2byte使う] <text:s text:c="2"/>Wregは破壊される</text:p>
      <text:p text:style-name="P3"><text:span text:style-name="T2">_?movff</text:span><text:tab/>macro<text:tab/>freg1, freg2</text:p>
      <text:p text:style-name="P3">;==============================================</text:p>
      <text:p text:style-name="P3">;<text:tab/><text:span text:style-name="T2">freg1 --&gt; freg2</text:span> [4byte使う]Wregは保持される </text:p>
      <text:p text:style-name="P3"><text:span text:style-name="T2">_?movff2</text:span><text:tab/>macro<text:tab/>freg1, freg2</text:p>
      <text:p text:style-name="P3">;==============================================</text:p>
      <text:p text:style-name="P3">;<text:tab/><text:span text:style-name="T2">定数 -&gt; freg</text:span> <text:s/>[2byte使う] <text:s text:c="2"/>Wregは破壊される</text:p>
      <text:p text:style-name="P3"><text:span text:style-name="T2">_?movlf</text:span><text:tab/>macro<text:tab/>const, reg</text:p>
      <text:p text:style-name="P3">;==============================================</text:p>
      <text:p text:style-name="P3">;<text:tab/><text:span text:style-name="T2">定数 -&gt; freg</text:span> <text:s/>[4byte使う] <text:s text:c="2"/>Wregは保持される </text:p>
      <text:p text:style-name="P3"><text:span text:style-name="T2">_?movlf2</text:span><text:tab/>macro<text:tab/>const, reg</text:p>
      <text:p text:style-name="P3">;==============================================</text:p>
      <text:p text:style-name="P3">;<text:tab/><text:span text:style-name="T2">比較[freg - 定数]</text:span><text:tab/>09/12/25 修正</text:p>
      <text:p text:style-name="P3">;<text:tab/>結果 <text:s/>freg &gt; 定数 <text:s/>Carry=1, Zero=0</text:p>
      <text:p text:style-name="P3">;<text:tab/> <text:s text:c="4"/>freg = 定数 <text:s/>Carry=1, Zero=1</text:p>
      <text:p text:style-name="P3">;<text:tab/> <text:s text:c="4"/>freg &lt; 定数 <text:s/>Carry=0, Zero=0</text:p>
      <text:p text:style-name="P3"><text:span text:style-name="T2">_?cpfl</text:span><text:tab/><text:tab/>macro freg, cnst</text:p>
      <text:p text:style-name="P3">;==============================================</text:p>
      <text:p text:style-name="P3">;<text:tab/><text:span text:style-name="T2">比較[freg - Wreg]</text:span><text:tab/>09/12/25 修正</text:p>
      <text:p text:style-name="P3">;<text:tab/>結果 <text:s/>freg &gt; Wreg <text:s/>Carry=1, Zero=0</text:p>
      <text:p text:style-name="P3">;<text:tab/> <text:s text:c="4"/>freg = Wreg <text:s/>Carry=1, Zero=1</text:p>
      <text:p text:style-name="P3">;<text:tab/> <text:s text:c="4"/>freg &lt; Wreg <text:s/>Carry=0, Zero=0</text:p>
      <text:p text:style-name="P3"><text:span text:style-name="T2">_?cpfw<text:tab/></text:span><text:tab/>macro freg<text:tab/></text:p>
      <text:p text:style-name="P3">;==============================================</text:p>
      <text:p text:style-name="P3">;<text:tab/><text:span text:style-name="T2">比較[freg1 - freg2]</text:span><text:tab/>09/12/25 修正</text:p>
      <text:p text:style-name="P3">;<text:tab/>結果 <text:s/>freg1 &gt; freg2 <text:s/>Carry=1, Zero=0</text:p>
      <text:p text:style-name="P3">;<text:tab/> <text:s text:c="4"/>freg1 = freg2 <text:s/>Carry=1, Zero=1</text:p>
      <text:p text:style-name="P3">;<text:tab/> <text:s text:c="4"/>freg1 &lt; freg2 <text:s/>Carry=0, Zero=0</text:p>
      <text:p text:style-name="P3"><text:span text:style-name="T2">_?cpff<text:tab/><text:tab/></text:span>macro freg1, freg2<text:tab/></text:p>
      <text:p text:style-name="P3">;=============================================</text:p>
      <text:p text:style-name="P3">; <text:span text:style-name="T2">2byteの変数の加算</text:span> <text:s/>(AH,AL) + (BH,BL) ==&gt; (AH,AL)</text:p>
      <text:p text:style-name="P3"><text:span text:style-name="T2">_?add2byte</text:span><text:tab/>macro<text:tab/>ah,bl,bh,bl</text:p>
      <text:p text:style-name="P3">;==============================================</text:p>
      <text:p text:style-name="P3">; <text:span text:style-name="T2">2byteの変数の減算</text:span> <text:s/>(AH,AL) - (BH,BL) ==&gt; (AH,AL)</text:p>
      <text:p text:style-name="P3"><text:span text:style-name="T2">_?sub2byte</text:span><text:tab/>macro<text:tab/>ah,al,bh,bl</text:p>
      <text:p text:style-name="P3">;==============================================</text:p>
      <text:p text:style-name="P3">; <text:span text:style-name="T2">2byteの変数のインクリメント</text:span> <text:s text:c="2"/>(AH,AL)+1 ==&gt;(AH,AL)</text:p>
      <text:p text:style-name="P3"><text:span text:style-name="T2">_?inc2byte</text:span><text:tab/>macro<text:tab/>ah,al</text:p>
      <text:p text:style-name="P3">;==============================================</text:p>
      <text:p text:style-name="P3">; <text:span text:style-name="T2">2byteの変数のデクリメント</text:span> <text:s text:c="2"/>(AH,AL)-1 ==&gt;(AH,AL)</text:p>
      <text:p text:style-name="P3"><text:span text:style-name="T2">_?dec2byte</text:span><text:tab/>macro<text:tab/>ah,al</text:p>
      <text:p text:style-name="P3">;==============================================</text:p>
      <text:p text:style-name="P3">;<text:tab/>CLR Memory: <text:s text:c="2"/>MEM,COUNT<text:tab/><text:tab/>10/05/29</text:p>
      <text:p text:style-name="P3">;<text:tab/><text:span text:style-name="T2">MEMをクリヤする</text:span><text:tab/>以下はcount=3の場合</text:p>
      <text:p text:style-name="P3">;<text:tab/><text:tab/>clrf<text:tab/>mem</text:p>
      <text:p text:style-name="P3">;<text:tab/><text:tab/>clrf<text:tab/>mem+1</text:p>
      <text:p text:style-name="P3">;<text:tab/><text:tab/>clrf<text:tab/>mem+2</text:p>
      <text:p text:style-name="P3"><text:span text:style-name="T2">_?clrfn</text:span><text:tab/>MACRO MEM, count</text:p>
      <text:p text:style-name="P3">;==============================================</text:p>
      <text:p text:style-name="P3">;<text:tab/>MOVE Memory FROM,TO,COUNT<text:tab/>10/05/27</text:p>
      <text:p text:style-name="P3">;<text:tab/><text:span text:style-name="T2">FROMをTOへ複写する</text:span><text:tab/>以下はcount=3の場合</text:p>
      <text:p text:style-name="P3">;<text:tab/><text:tab/>FROM <text:s text:c="2"/>=&gt; TO</text:p>
      <text:p text:style-name="P3">;<text:tab/><text:tab/>FROM+1 =&gt; TO+1</text:p>
      <text:p text:style-name="P3">;<text:tab/><text:tab/>FROM+2 =&gt; TO+2</text:p>
      <text:p text:style-name="P3"><text:span text:style-name="T2">_?movffn</text:span><text:tab/>MACRO FROM, TO, count</text:p>
      <text:p text:style-name="P3">;==============================================</text:p>
      <text:p text:style-name="P3"/>
      <text:p text:style-name="P3"/>
      <text:p text:style-name="P3"/>
      <text:p text:style-name="P3"><text:soft-page-break/>;==============================================</text:p>
      <text:p text:style-name="P3">;<text:tab/>SWAP Memory FROM,TO,COUNT<text:tab/>10/05/27</text:p>
      <text:p text:style-name="P3">;<text:tab/><text:span text:style-name="T2">FROMとTOを入れ替える</text:span> <text:s/>以下はcount=3の場合</text:p>
      <text:p text:style-name="P3">;<text:tab/><text:tab/>FROM <text:s text:c="2"/>&lt;=&gt; TO</text:p>
      <text:p text:style-name="P3">;<text:tab/><text:tab/>FROM+1 &lt;=&gt; TO+1</text:p>
      <text:p text:style-name="P3">;<text:tab/><text:tab/>FROM+2 &lt;=&gt; TO+2</text:p>
      <text:p text:style-name="P3"><text:span text:style-name="T2">_?swapffn</text:span><text:tab/>MACRO FROM, TO, count</text:p>
      <text:p text:style-name="P3">;==============================================</text:p>
      <text:p text:style-name="P3"><text:tab/><text:span text:style-name="T2">bank</text:span><text:span text:style-name="T3">の選択</text:span></text:p>
      <text:p text:style-name="P3"><text:span text:style-name="T2">_?selbank0</text:span><text:tab/>macro<text:tab/></text:p>
      <text:p text:style-name="P3"><text:span text:style-name="T2">_?selbank1</text:span><text:tab/>macro</text:p>
      <text:p text:style-name="P3"><text:span text:style-name="T2">_?selbank2</text:span><text:tab/>macro</text:p>
      <text:p text:style-name="P3"><text:span text:style-name="T2">_?selbank3</text:span><text:tab/>macro</text:p>
      <text:p text:style-name="P3">;==============================================</text:p>
      <text:p text:style-name="P3">;<text:tab/>FCALL このマクロはページ(2k byte)を超えてcallした後<text:span text:style-name="T1">、</text:span>元のpageに戻る</text:p>
      <text:p text:style-name="P3"><text:span text:style-name="T2">fcall</text:span><text:tab/><text:tab/>macro subroutine_name</text:p>
      <text:p text:style-name="P3">;==============================================</text:p>
      <text:p text:style-name="P3">;<text:tab/>_?setpchこのマクロはpage0からpage1へ、</text:p>
      <text:p text:style-name="P3">;<text:tab/>あるいはpage0からpage1へ移動するものである。</text:p>
      <text:p text:style-name="P3"><text:span text:style-name="T2">_?setpch</text:span><text:tab/>macro</text:p>
      <text:p text:style-name="P3">;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メイリオ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メイリオ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footnote-max-height="0cm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rikatsu Horino</meta:initial-creator>
    <meta:creation-date>2009-05-18T09:06:57.03</meta:creation-date>
    <dc:date>2012-03-16T10:38:20.52</dc:date>
    <dc:creator>Horino Morikatsu</dc:creator>
    <meta:editing-duration>PT4H8M27S</meta:editing-duration>
    <meta:editing-cycles>21</meta:editing-cycles>
    <meta:generator>OpenOffice.org/3.3$Win32 OpenOffice.org_project/330m20$Build-9567</meta:generator>
    <meta:printed-by>Horino Morikatsu</meta:printed-by>
    <meta:print-date>2011-04-16T00:02:44.19</meta:print-date>
    <meta:document-statistic meta:table-count="0" meta:image-count="0" meta:object-count="0" meta:page-count="2" meta:paragraph-count="158" meta:word-count="747" meta:character-count="5503"/>
  </office:meta>
</office:document-meta>
</file>